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
      <style:paragraph-properties fo:margin-top="0in" fo:margin-bottom="0in" style:contextual-spacing="false"/>
    </style:style>
    <style:style style:name="P12" style:family="paragraph" style:parent-style-name="Text_20_body" style:list-style-name="L2">
      <style:paragraph-properties fo:margin-top="0in" fo:margin-bottom="0in" style:contextual-spacing="false"/>
    </style:style>
    <style:style style:name="P13" style:family="paragraph" style:parent-style-name="Text_20_body" style:list-style-name="L3">
      <style:paragraph-properties fo:margin-top="0in" fo:margin-bottom="0in" style:contextual-spacing="false"/>
    </style:style>
    <style:style style:name="P14" style:family="paragraph" style:parent-style-name="Text_20_body" style:list-style-name="L4">
      <style:paragraph-properties fo:margin-top="0in" fo:margin-bottom="0in" style:contextual-spacing="false"/>
    </style:style>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paragraph-properties fo:margin-top="0in" fo:margin-bottom="0in" style:contextual-spacing="false"/>
    </style:style>
    <style:style style:name="P17" style:family="paragraph" style:parent-style-name="Text_20_body" style:list-style-name="L7">
      <style:paragraph-properties fo:margin-top="0in" fo:margin-bottom="0in" style:contextual-spacing="false"/>
    </style:style>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paragraph-properties fo:margin-top="0in" fo:margin-bottom="0in" style:contextual-spacing="false"/>
    </style:style>
    <style:style style:name="P20" style:family="paragraph" style:parent-style-name="Text_20_body" style:list-style-name="L10">
      <style:paragraph-properties fo:margin-top="0in" fo:margin-bottom="0in" style:contextual-spacing="false"/>
    </style:style>
    <style:style style:name="P21" style:family="paragraph" style:parent-style-name="Preformatted_20_Text">
      <style:paragraph-properties fo:margin-top="0in" fo:margin-bottom="0.1965in" style:contextual-spacing="fals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ufgabe</text:h>
      <text:h text:style-name="Heading_20_3" text:outline-level="3">Lab1a</text:h>
      <text:p text:style-name="Text_20_body">(10 Punkte)</text:p>
      <text:p text:style-name="Text_20_body">Sie sind ein neuer motivierter Mitarbeiter/eine neue motivierte Mitarbeiterin in einem IT-Unternehmen. An Ihrem ersten Tag erhalten Sie Zugangsdaten und die URL zu einer Webseite in diesem Unternehmen. Nach kurzer Analyse erkennen Sie, dass es sich um eine veraltete Version des Apache Wicket Frameworks handelt. Sie versuchen eine bekannte Schwachstelle des Frameworks auszunützen, um an weitere Zugangsdaten zu kommen. </text:p>
      <text:p text:style-name="Text_20_body">Als Security-Experte/Security-Expertin wurde Ihr Interesse geweckt und Sie wollen gleich mal einen guten Eindruck bei Ihrem Chef hinterlassen. </text:p>
      <text:h text:style-name="Heading_20_4" text:outline-level="4">Hinweise</text:h>
      <text:list xml:id="list5556749646617702235" text:style-name="L1">
        <text:list-item>
          <text:p text:style-name="P11">Die Benutzerdaten, die Sie von Lab0 erhalten haben, werden nun wieder verwendet. Loggen Sie sich zuerst mit ssh in die Übungsumgebung (<text:span text:style-name="Teletype">tese.inso.tuwien.ac.at</text:span>, Port 15000; Fingerprint: <text:span text:style-name="Teletype">22:19:02:8b:62:5b:c6:e0:19:2a:7b:f1:27:41:6a:1c</text:span>) ein. Sehen Sie sich die Homepage auf dem <text:span text:style-name="Emphasis">veralteten</text:span> Apache Wicket Service <text:span text:style-name="Teletype">http://10.10.20.100:8080/login/</text:span> an und versuchen Sie die Logindaten Ihres Gruppenaccounts zu bekommen. Der Gruppenaccount lautet <text:span text:style-name="Teletype">userGRUPPENNUMMER</text:span>, wobei <text:span text:style-name="Teletype">GRUPPENNUMMER</text:span> die Nummer Ihrer Gruppe in TUWEL ist (z.B. 01, 02, 03, etc.) </text:p>
        </text:list-item>
        <text:list-item>
          <text:p text:style-name="P11">Sobald Sie die Zugangsdaten im oben genannten Service gefunden haben, fügen Sie den Passwortteil, den Sie in Ihrem Home-Verzeichnis finden, an das im ersten Schritt gefundene Passwort an. Beispiel: Sie befinden sich in Gruppe 00 und haben das Passwort (z.B. <text:span text:style-name="Teletype">xcvnq</text:span>) aus dem Wicket Service für Benutzer <text:span text:style-name="Teletype">user00</text:span> erhalten. In Ihrem Home-Verzeichnis auf <text:span text:style-name="Teletype">tese</text:span> finden Sie den zweiten Passwortteil (z.B. <text:span text:style-name="Teletype">awoil</text:span>). Dementsprechend würden Sie das Passwort <text:span text:style-name="Teletype">xcvnqawoil</text:span> erhalten. </text:p>
        </text:list-item>
        <text:list-item>
          <text:p text:style-name="P1">Falls Sie Linux-Literatur suchen, helfen Ihnen eventuell unsere <text:a xlink:type="simple" xlink:href="http://security.inso.tuwien.ac.at/lessons/labs/linux.html">Links zu Linux Einführungen</text:a> weiter. </text:p>
        </text:list-item>
      </text:list>
      <text:h text:style-name="Heading_20_4" text:outline-level="4">Abgabe Lab1a</text:h>
      <text:list xml:id="list7540976216748968242" text:style-name="L2">
        <text:list-item>
          <text:p text:style-name="P12">Beschreiben Sie Ihre Vorgehensweise und begründen Sie warum dieser Angriff funktioniert. </text:p>
        </text:list-item>
        <text:list-item>
          <text:p text:style-name="P12">Beschreiben Sie, was Sie in Bezug auf die IT-Sicherheit des Systems verbessern würden und wo die Schwachstellen sind. </text:p>
        </text:list-item>
        <text:list-item>
          <text:p text:style-name="P12">Eine freiwillige Vorlage für das Abgabeprotokoll finden Sie in <draw:frame draw:style-name="fr1" draw:name="graphics1" text:anchor-type="as-char" svg:width="0.7862in" svg:height="0.3929in" draw:z-index="0"><draw:image xlink:href="http://security.inso.tuwien.ac.at/imgs/extern.png" xlink:type="simple" xlink:show="embed" xlink:actuate="onLoad"/><svg:title>(external link)</svg:title></draw:frame><text:a xlink:type="simple" xlink:href="https://tuwel.tuwien.ac.at/mod/folder/view.php?id=183261">tuwel</text:a> </text:p>
        </text:list-item>
        <text:list-item>
          <text:p text:style-name="P2">Fügen Sie die gefundenen Zugangsdaten Ihrem Abgabedokument hinzu: lab1_GRUPPENNUMMER.pdf </text:p>
        </text:list-item>
      </text:list>
      <text:h text:style-name="Heading_20_3" text:outline-level="3">Lab1b</text:h>
      <text:p text:style-name="Text_20_body">(20 Punkte)</text:p>
      <text:p text:style-name="Text_20_body">Nachdem Sie Lab1a erfolgreich absolviert haben, haben Sie nun auch Zugriff mit Ihrem Gruppenaccount (User: <text:span text:style-name="Teletype">userGRUPPENNUMMER</text:span> Passwort: siehe oben) auf den Host <text:span text:style-name="Teletype">10.10.20.100</text:span>. Dieser hat die erforderlichen Rechte, um auf das gesamte Firmennetzwerk zuzugreifen. Scannen und analysieren Sie die anhängenden Netzwerke mit den verfügbaren Tools (<text:span text:style-name="Teletype">ping</text:span>, <text:span text:style-name="Teletype">nmap</text:span>, <text:span text:style-name="Teletype">traceroute</text:span>, <text:span text:style-name="Teletype">netcat</text:span>, <text:span text:style-name="Teletype">dig</text:span>, etc.) und bestimmen Sie: </text:p>
      <text:list xml:id="list3049298828144166961" text:style-name="L3">
        <text:list-item>
          <text:p text:style-name="P13"><text:soft-page-break/>IPv4- und IPv6-Adressen der gefundenen Systeme </text:p>
        </text:list-item>
        <text:list-item>
          <text:p text:style-name="P13">MAC Adressen der gefundenen Systeme, falls möglich </text:p>
        </text:list-item>
        <text:list-item>
          <text:p text:style-name="P13">DNS Hostnamen der gefundenen Systeme </text:p>
        </text:list-item>
        <text:list-item>
          <text:p text:style-name="P13">Offene Ports und Services der einzelnen Systeme </text:p>
        </text:list-item>
        <text:list-item>
          <text:p text:style-name="P13">Installierte Betriebssysteme (Begründen Sie das Betriebssystem auch aufgrund der installierten Dienste, nicht nur aufgrund der Schätzung von <text:span text:style-name="Teletype">nmap</text:span>) </text:p>
        </text:list-item>
        <text:list-item>
          <text:p text:style-name="P13">Vermutete Funktionalität der Systeme (z.B. interner Mailserver, öffentlicher Webserver, etc.) </text:p>
        </text:list-item>
        <text:list-item>
          <text:p text:style-name="P3">Netzwerktopologie/Netzwerkplan: Stellen Sie Ihre Ergebnisse grafisch dar. Ein Beispiel für einen Netzwerkplan können Sie sich in den <draw:frame draw:style-name="fr1" draw:name="graphics2" text:anchor-type="as-char" svg:width="0.7862in" svg:height="0.3929in" draw:z-index="1"><draw:image xlink:href="http://security.inso.tuwien.ac.at/imgs/extern.png" xlink:type="simple" xlink:show="embed" xlink:actuate="onLoad"/><svg:title>(external link)</svg:title></draw:frame><text:a xlink:type="simple" xlink:href="http://security.inso.tuwien.ac.at/downloads/ss14/secsyseng/vo/slides/02.pdf">Slides zur Netzwerk-Sicherheit</text:a> Folie 25 ansehen. </text:p>
        </text:list-item>
      </text:list>
      <text:h text:style-name="Heading_20_4" text:outline-level="4">Hinweise</text:h>
      <text:list xml:id="list1196954983932087000" text:style-name="L4">
        <text:list-item>
          <text:p text:style-name="P14">Finden Sie die (konfigurierten) IPv4- und IPv6-Netzwerke (Tipp: <text:span text:style-name="Teletype">192.168.XX.0/24</text:span> und <text:span text:style-name="Teletype">fdcb:XXXX:XXXX:XXXX:1001::/120</text:span>), die vom Tomcat-Host direkt erreichbar sind. </text:p>
        </text:list-item>
        <text:list-item>
          <text:p text:style-name="P14">Finden Sie erreichbare Netzwerke/Hosts per Ping-Scan. Sie können sich beim Scannen auf folgende Adressbereiche beschränken:       </text:p>
          <text:list>
            <text:list-item>
              <text:p text:style-name="P14">IPv4: Alle Hosts sind in den Subnetzen <text:span text:style-name="Teletype">192.168.0.0/16</text:span> und <text:span text:style-name="Teletype">172.16.0.0/16</text:span> zu finden. </text:p>
            </text:list-item>
            <text:list-item>
              <text:p text:style-name="P14">IPv6: <text:span text:style-name="Teletype">fdcb:XXXX:XXXX:XXXX:1000::/120</text:span> bis <text:span text:style-name="Teletype">fdcb:XXXX:XXXX:XXXX:100f::/120</text:span> (ersetzen Sie die <text:span text:style-name="Teletype">X</text:span> durch das im ersten Schritt gefundene Prefix) </text:p>
            </text:list-item>
          </text:list>
          <text:p text:style-name="P14">    </text:p>
        </text:list-item>
        <text:list-item>
          <text:p text:style-name="P14">Alle Netzwerkkomponenten reagieren auf ICMP/ICMPv6 Echo Requests. </text:p>
        </text:list-item>
        <text:list-item>
          <text:p text:style-name="P14">Bei einigen Hosts können erhöhte Antwortzeiten auftreten. Welchen Grund kann dies haben? </text:p>
        </text:list-item>
        <text:list-item>
          <text:p text:style-name="P14">Finden Sie alle angebotenen Services auf den gefundenen Hosts. Führen Sie nur Port-Scans auf IP-Adressen aus, die Sie vorher in Ping-Scans identifiziert haben! </text:p>
        </text:list-item>
        <text:list-item>
          <text:p text:style-name="P14">Scannen Sie nur in der in <text:span text:style-name="Teletype">nmap</text:span> hinterlegten Standard Port Range. </text:p>
        </text:list-item>
        <text:list-item>
          <text:p text:style-name="P14"><text:span text:style-name="Teletype">nmap</text:span> unterstützt keine Angabe von Bereichen bei IPv6-Adressen. Sie müssen sich eventuell ein kleines Script/Programm schreiben, um dieses Problem zu umgehen. </text:p>
        </text:list-item>
        <text:list-item>
          <text:p text:style-name="P14">Es kann sein, dass Sie bei unterschiedlichen Scans nicht immer die selben Ergebnisse erhalten. Lassen Sie sich davon nicht beunruhigen. Welchen Grund könnte das haben? </text:p>
        </text:list-item>
        <text:list-item>
          <text:p text:style-name="P14">Ping- und Port-Scans können durchaus mehrere Minuten dauern. Beachten Sie dies bitte bei Ihrer Arbeitsplanung. </text:p>
        </text:list-item>
        <text:list-item>
          <text:p text:style-name="P4">Beginnen Sie rechtzeitig. Wenn alle MitkollegInnen am letzten Tag scannen, kann es vorkommen, dass Sie wegen Überlastung nur überdurchschnittlich langsam arbeiten können und u.U. nicht rechtzeitig fertig werden. </text:p>
        </text:list-item>
      </text:list>
      <text:h text:style-name="Heading_20_4" text:outline-level="4">Abgabe Lab1b</text:h>
      <text:list xml:id="list6747149383753714568" text:style-name="L5">
        <text:list-item>
          <text:p text:style-name="P15">Beschreiben Sie Ihre Vorgehensweise und nehmen Sie die in der Angabe geforderten Informationen in Ihr Abgabedokument auf. </text:p>
        </text:list-item>
        <text:list-item>
          <text:p text:style-name="P5">Bitte beachten Sie, dass es nicht ausreicht die gefundenen IP-Adressen aufzulisten. Für eine erfolgreiche Abgabe ist ein grafischer Netzwerkplan erforderlich. </text:p>
        </text:list-item>
      </text:list>
      <text:h text:style-name="Heading_20_3" text:outline-level="3">Lab1c</text:h>
      <text:p text:style-name="Text_20_body">(20 Punkte)</text:p>
      <text:p text:style-name="Text_20_body">Ziel in diesem Lab ist es, Schwachstellen zu implementieren. Hierfür soll jedes Gruppenmitglied <text:soft-page-break/>genau eine Schwachstelle aus der <draw:frame draw:style-name="fr1" draw:name="graphics3" text:anchor-type="as-char" svg:width="0.7862in" svg:height="0.3929in" draw:z-index="2"><draw:image xlink:href="http://security.inso.tuwien.ac.at/imgs/extern.png" xlink:type="simple" xlink:show="embed" xlink:actuate="onLoad"/><svg:title>(external link)</svg:title></draw:frame><text:a xlink:type="simple" xlink:href="https://www.owasp.org/index.php/Top_10_2013-Top_10">OWASP Top 10 (2013) Liste</text:a> implementieren. Beachten Sie hierbei, dass <text:span text:style-name="Emphasis">unterschiedliche</text:span> Schwachstellen zu implementieren sind. </text:p>
      <text:h text:style-name="Heading_20_4" text:outline-level="4">Anforderungen an die Implementierung/Abgabe</text:h>
      <text:h text:style-name="Heading_20_5" text:outline-level="5">Schwachstellen</text:h>
      <text:p text:style-name="Text_20_body">Implementieren Sie ausschließlich Schwachstellen der <draw:frame draw:style-name="fr1" draw:name="graphics4" text:anchor-type="as-char" svg:width="0.7862in" svg:height="0.3929in" draw:z-index="3"><draw:image xlink:href="http://security.inso.tuwien.ac.at/imgs/extern.png" xlink:type="simple" xlink:show="embed" xlink:actuate="onLoad"/><svg:title>(external link)</svg:title></draw:frame><text:a xlink:type="simple" xlink:href="https://www.owasp.org/index.php/Top_10_2013-Top_10">OWASP Top 10 (2013) Liste</text:a>). Weiters muss jedes Gruppenmitglied eine andere Schwachstelle implementieren. Idente Schwachstellen werden nicht gewertet. </text:p>
      <text:h text:style-name="Heading_20_5" text:outline-level="5">Programmiersprachen</text:h>
      <text:p text:style-name="Text_20_body">Benutzen Sie eine der folgenden Sprachen zur Implementierung Ihrer Schwachstellen. Jede Applikation kann (muss aber nicht) in einer anderen Sprache programmiert werden.</text:p>
      <text:list xml:id="list8848791368231848698" text:style-name="L6">
        <text:list-item>
          <text:p text:style-name="P16">C/C++/C# </text:p>
        </text:list-item>
        <text:list-item>
          <text:p text:style-name="P16">Java </text:p>
        </text:list-item>
        <text:list-item>
          <text:p text:style-name="P16">PHP </text:p>
        </text:list-item>
        <text:list-item>
          <text:p text:style-name="P16">Python </text:p>
        </text:list-item>
        <text:list-item>
          <text:p text:style-name="P6">Shellscript </text:p>
        </text:list-item>
      </text:list>
      <text:p text:style-name="Text_20_body">Beachten Sie weiters, dass die Programme unter Linux ausführbar sein müssen. Sie müssen Ihre jeweiligen Programme kurz beim Abgabegesprä vorführen. Bereiten Sie dazu bitte einen Laptop vor, auf dem Ihr Beispiel bereits läuft. </text:p>
      <text:h text:style-name="Heading_20_5" text:outline-level="5">Verzeichnisstruktur</text:h>
      <text:p text:style-name="Text_20_body">Die Abgabe muss folgende Verzeichnisstruktur umsetzen:</text:p>
      <text:p text:style-name="Preformatted_20_Text">[gruppennummer]/app0/exploit/</text:p>
      <text:p text:style-name="Preformatted_20_Text">[gruppennummer]/app0/src-vuln/</text:p>
      <text:p text:style-name="Preformatted_20_Text">[gruppennummer]/app0/src-fixed/</text:p>
      <text:p text:style-name="Preformatted_20_Text">[gruppennummer]/app1/exploit/</text:p>
      <text:p text:style-name="Preformatted_20_Text">[gruppennummer]/app1/src-vuln/</text:p>
      <text:p text:style-name="Preformatted_20_Text">[gruppennummer]/app1/src-fixed/</text:p>
      <text:p text:style-name="Preformatted_20_Text">[gruppennummer]/app2/exploit/</text:p>
      <text:p text:style-name="Preformatted_20_Text">[gruppennummer]/app2/src-vuln/</text:p>
      <text:p text:style-name="P21">[gruppennummer]/app2/src-fixed/</text:p>
      <text:list xml:id="list8445609147109087767" text:style-name="L7">
        <text:list-item>
          <text:p text:style-name="P17">Das Hauptverzeichnis muss der Gruppennummer entsprechen </text:p>
        </text:list-item>
        <text:list-item>
          <text:p text:style-name="P17">Für jede Applikation ist ein Unterverzeichnis zu verwenden, welches mit app[FortlaufendeNummer] umgesetzt wird, wobei mit 0 begonnen wird. </text:p>
        </text:list-item>
        <text:list-item>
          <text:p text:style-name="P17">Im Verzeichnis <text:span text:style-name="Emphasis">exploit</text:span> müssen eventuell vorhandene Makefiles oder andere Buildscripts zu finden sein. Weiters muss ein README vorhanden sein mit Angabe der Schwachstelle und erforderliche Anweisungen, um das Programm auf anderen Linux-Systemen ausführen zu können. </text:p>
        </text:list-item>
        <text:list-item>
          <text:p text:style-name="P17">Im Verzeichnis <text:span text:style-name="Emphasis">src-vuln</text:span> ist der Sourcecode Ihrer Applikation mit implementierter Schwachstelle zu hinterlegen. </text:p>
        </text:list-item>
        <text:list-item>
          <text:p text:style-name="P7">Im Verzeichnis <text:span text:style-name="Emphasis">src-fixed</text:span> befindet sich eine sichere Version Ihrer Applikation, mit der es nicht mehr möglich ist, die von Ihnen gewählte Schwachstelle auszunützen. </text:p>
        </text:list-item>
      </text:list>
      <text:h text:style-name="Heading_20_5" text:outline-level="5"><text:soft-page-break/>Dokumentation</text:h>
      <text:p text:style-name="Text_20_body">Die Dokumentation zu den jeweiligen Applikationen ist dem Abgabedokument hinzuzufügen. Dabei sollten zumindest folgende Punkte behandelt werden:</text:p>
      <text:list xml:id="list3225748914472985963" text:style-name="L8">
        <text:list-item>
          <text:p text:style-name="P18">Beschreiben Sie detailliert die implementierte Schwachstelle der Applikation mit zumindest folgenden Punkten: </text:p>
          <text:list>
            <text:list-item>
              <text:p text:style-name="P18">Um welche Art von Schwachstelle handelt es sich? (<text:span text:style-name="Emphasis">kurzer</text:span> theoretischer Hintergrund) </text:p>
            </text:list-item>
            <text:list-item>
              <text:p text:style-name="P18">Genaue Angabe wo sich der Fehler befindet (z.b. Codezeilen, etc.) </text:p>
            </text:list-item>
            <text:list-item>
              <text:p text:style-name="P18">Beschreibung wie der Fehler behoben werden kann (falls verschiedene Möglichkeiten existieren, um diese Schwachstelle zu beheben, führen Sie mehrere an). </text:p>
            </text:list-item>
          </text:list>
        </text:list-item>
        <text:list-item>
          <text:p text:style-name="P18">Schritte, die erforderlich sind, um die Schwachstelle auszunutzen. Diese Angabe ist auch erforderlich, falls Sie ein Script erstellt haben. </text:p>
        </text:list-item>
        <text:list-item>
          <text:p text:style-name="P18">Beschreibung des von Ihnen korrigierten Programms (inklusive Erläuterung, wieso dieses Programm sicher ist). </text:p>
        </text:list-item>
        <text:list-item>
          <text:p text:style-name="P18">Recherchieren Sie, wo in letzter Zeit diese Schwachstelle in bekannten Programmen/Anwendungen/Webseiten/etc. vorgekommen ist. </text:p>
          <text:list>
            <text:list-item>
              <text:p text:style-name="P18">Konzentrieren Sie sich dabei möglichst auf aktuelle Fälle, sowie jene, die große Relevanz haben/hatten. </text:p>
            </text:list-item>
            <text:list-item>
              <text:p text:style-name="P18">Erklären Sie kurz den Hintergrund; wo die Schwachstelle auftrat; ob Sie ausgenutzt wurde; welche Auswirkungen die Schwachstelle hatte. </text:p>
            </text:list-item>
            <text:list-item>
              <text:p text:style-name="P8">Geben Sie Referenzen zu Ihren Informationsquellen an. </text:p>
            </text:list-item>
          </text:list>
        </text:list-item>
      </text:list>
      <text:h text:style-name="Heading_20_2" text:outline-level="2">Abgabe</text:h>
      <text:p text:style-name="Text_20_body"><text:span text:style-name="Strong_20_Emphasis">Hinweis:</text:span> Ersetzen Sie GRUPPENNUMMER im Folgenden jeweils durch Ihre Gruppennummer (_nicht_ Gruppenbezeichnung, sondern ausschließlich die Nummer, z.B. 00).</text:p>
      <text:p text:style-name="Text_20_body">Erstellen Sie eine gepackte (ZIP, GZIP, BZIP) Datei mit beliebigem Namen und einer DATEIENDUNG, die zip, tgz, tar.gz, tbz2 oder tar.bz2 sein kann, abhängig vom verwendeten Komprimierungsalgorithmus, in der folgende Datei(en) enthalten ist/sind:</text:p>
      <text:list xml:id="list8260135250823953026" text:style-name="L9">
        <text:list-item>
          <text:p text:style-name="P19">Abgabedokument im PDF-Format wie in der Aufgabenstellung beschrieben </text:p>
        </text:list-item>
        <text:list-item>
          <text:p text:style-name="P19">Die Verwendung der Vorlage für das Abgabedokument ist freiwillig. </text:p>
        </text:list-item>
        <text:list-item>
          <text:p text:style-name="P9">(ZIP, GZIP, BZIP)-gepackte Datei mit dem Namen <text:span text:style-name="Strong_20_Emphasis">lab1c_GRUPPENNUMMER.DATEIENDUNG</text:span> mit den in lab1c geforderten Dateien mit einer Dateiendung wie oben beschrieben </text:p>
        </text:list-item>
      </text:list>
      <text:p text:style-name="Text_20_body">Die Abgabe erfolgt über tuwel.</text:p>
      <text:p text:style-name="Text_20_body"><text:span text:style-name="Strong_20_Emphasis">Hinweise:</text:span></text:p>
      <text:list xml:id="list1649609956856633036" text:style-name="L10">
        <text:list-item>
          <text:p text:style-name="P20">Die Verwendung der Vorlage für das Abgabedokument ist <text:span text:style-name="Emphasis">freiwillig.</text:span> </text:p>
        </text:list-item>
        <text:list-item>
          <text:p text:style-name="P20">Sollten Sie die Vorlage nicht verwenden, stellen Sie sie bitte inhaltlich möglichst genau nach. </text:p>
        </text:list-item>
        <text:list-item>
          <text:p text:style-name="P20">Bitte halten Sie die Abgabefrist ein. </text:p>
        </text:list-item>
        <text:list-item>
          <text:p text:style-name="P20">Es ist erforderlich, dass Sie die Namenskonvention einhalten. Dokumente, die nicht der Namenskonvention entsprechen, werden nicht gewertet. </text:p>
        </text:list-item>
        <text:list-item>
          <text:p text:style-name="P20">Die letzte hochgeladene Version Ihrer Abgabe wird für die gesamte Gruppe gewertet, unabhängig davon, welches Gruppenmitglied diese hochlädt. </text:p>
        </text:list-item>
        <text:list-item>
          <text:p text:style-name="P20">Täglich um 04:00 Uhr werden die Server zu Wartungszwecken für ca. 30 Minuten nicht erreichbar sein. <text:span text:style-name="Emphasis">Wichtig!</text:span> Die Systeme werden neu eingespielt, d.h., dass eventuell von Ihnen gespeicherte Daten verloren gehen. Sie sind daher selbst für eine eventuell erforderliche <text:soft-page-break/>Sicherung Ihrer Arbeitsergebnisse verantwortlich! </text:p>
        </text:list-item>
        <text:list-item>
          <text:p text:style-name="P20">Beim Abgabegespräch müssen _ALLE_ Gruppenmitglieder anwesend sein. </text:p>
        </text:list-item>
        <text:list-item>
          <text:p text:style-name="P20">Wenn Sie Fragen haben, wenden Sie sich bitte zuerst an Ihre Kollegen/Kolleginnen. Sie können bei allgemeinen Fragen auch das tuwel-Forum benutzen. Fragen, die nur Sie selbst betreffen, richten Sie bitte an <text:a xlink:type="simple" xlink:href="mailto:lva.security@inso.tuwien.ac.at">lva.security@inso.tuwien.ac.at</text:a> </text:p>
        </text:list-item>
        <text:list-item>
          <text:p text:style-name="P10">Bitte erwarten Sie keine rechtzeitige Hilfe mehr, wenn Sie Ihre Fragen erst am letzten Tag vor Ende der Abgabefrist stelle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ejaVu Sans" style:font-size-asian="12pt" style:font-weight-asian="bold" style:font-name-complex="Lohit Hindi" style:font-size-complex="12pt" style:font-weight-complex="bold"/>
    </style:style>
    <style:style style:name="Heading_20_5" style:display-name="Heading 5" style:family="paragraph" style:parent-style-name="Heading" style:next-style-name="Text_20_body" style:default-outline-level="5" style:list-style-name="" style:class="text">
      <style:text-properties style:font-name="Liberation Serif" fo:font-size="10pt" fo:font-weight="bold" style:font-name-asian="DejaVu Sans" style:font-size-asian="10pt" style:font-weight-asian="bold" style:font-name-complex="Lohit Hindi" style:font-size-complex="10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DejaVu Sans Mono"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Lohit Hindi2"/>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4-04-12T15:26:32</meta:creation-date>
    <dc:date>2014-04-12T15:26:50</dc:date>
    <dc:creator>user </dc:creator>
    <meta:editing-duration>P0D</meta:editing-duration>
    <meta:editing-cycles>1</meta:editing-cycles>
    <meta:document-statistic meta:table-count="0" meta:image-count="4" meta:object-count="0" meta:page-count="5" meta:paragraph-count="100" meta:word-count="1367" meta:character-count="10263" meta:non-whitespace-character-count="8980"/>
    <meta:generator>LibreOffice/4.0.2.2$Linux_X86_64 LibreOffice_project/400m0$Build-2</meta:generator>
  </office:meta>
</office:document-meta>
</file>